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0d71" officeooo:paragraph-rsid="001c0d71"/>
    </style:style>
    <style:style style:name="P2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3" style:family="paragraph" style:parent-style-name="Standard">
      <style:text-properties fo:font-weight="bold" officeooo:rsid="001dc551" officeooo:paragraph-rsid="001dc551" style:font-weight-asian="bold" style:font-weight-complex="bold"/>
    </style:style>
    <style:style style:name="P4" style:family="paragraph" style:parent-style-name="Standard">
      <style:text-properties fo:font-weight="normal" officeooo:rsid="001c0d71" officeooo:paragraph-rsid="001c0d71" style:font-weight-asian="normal" style:font-weight-complex="normal"/>
    </style:style>
    <style:style style:name="P5" style:family="paragraph" style:parent-style-name="Standard">
      <style:text-properties fo:font-weight="normal" officeooo:rsid="001c0dce" officeooo:paragraph-rsid="001c0dce" style:font-weight-asian="normal" style:font-weight-complex="normal"/>
    </style:style>
    <style:style style:name="P6" style:family="paragraph" style:parent-style-name="Standard">
      <style:text-properties style:text-position="0% 100%" fo:font-weight="bold" officeooo:rsid="001c0dce" officeooo:paragraph-rsid="001c0dce" style:font-weight-asian="bold" style:font-weight-complex="bold"/>
    </style:style>
    <style:style style:name="P7" style:family="paragraph" style:parent-style-name="Standard">
      <style:text-properties style:text-position="0% 100%" fo:font-weight="bold" officeooo:rsid="001dc551" officeooo:paragraph-rsid="001dc551" style:font-weight-asian="bold" style:font-weight-complex="bold"/>
    </style:style>
    <style:style style:name="T1" style:family="text">
      <style:text-properties officeooo:rsid="001c0dc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gnetomotorické napětí</text:p>
      <text:p text:style-name="P1">V přímém vodiči<draw:frame draw:style-name="fr1" draw:name="Objekt1" text:anchor-type="as-char" svg:y="-0.377cm" svg:width="1.34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V <text:span text:style-name="T1">toroidu/solenoidu</text:span><draw:frame draw:style-name="fr1" draw:name="Objekt2" text:anchor-type="as-char" svg:y="-0.377cm" svg:width="2.048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kt3" text:anchor-type="as-char" svg:y="-0.499cm" svg:width="2.614cm" svg:height="0.4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Intenzita magnetického pole</text:p>
      <text:p text:style-name="P4">V přímém vodiči<draw:frame draw:style-name="fr1" draw:name="Objekt4" text:anchor-type="as-char" svg:y="-0.619cm" svg:width="1.979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V toroidu/solenoidu <draw:frame draw:style-name="fr1" draw:name="Objekt5" text:anchor-type="as-char" svg:y="-0.619cm" svg:width="1.6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1" draw:name="Objekt6" text:anchor-type="as-char" svg:y="-0.619cm" svg:width="1.61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Magnetická indukce</text:p>
      <text:p text:style-name="P6"><draw:frame draw:style-name="fr1" draw:name="Objekt7" text:anchor-type="as-char" svg:y="-0.377cm" svg:width="1.596cm" svg:height="0.48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1" draw:name="Objekt8" text:anchor-type="as-char" svg:y="-0.377cm" svg:width="2.007cm" svg:height="0.48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Permeabilita</text:p>
      <text:p text:style-name="P6"><draw:frame draw:style-name="fr1" draw:name="Objekt10" text:anchor-type="as-char" svg:y="-0.212cm" svg:width="1.732cm" svg:height="0.36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<draw:frame draw:style-name="fr1" draw:name="Objekt9" text:anchor-type="as-char" svg:y="-0.437cm" svg:width="2.274cm" svg:height="0.59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7"><draw:frame draw:style-name="fr1" draw:name="Objekt11" text:anchor-type="as-char" svg:y="-0.377cm" svg:width="2.187cm" svg:height="0.48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Magetický tok</text:p>
      <text:p text:style-name="P7"><draw:frame draw:style-name="fr1" draw:name="Objekt12" text:anchor-type="as-char" svg:y="-0.377cm" svg:width="1.461cm" svg:height="0.48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1" draw:name="Objekt13" text:anchor-type="as-char" svg:y="-0.377cm" svg:width="2.164cm" svg:height="0.48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Magnetický odpor</text:p>
      <text:p text:style-name="P3"><draw:frame draw:style-name="fr1" draw:name="Objekt14" text:anchor-type="as-char" svg:y="-0.683cm" svg:width="1.66cm" svg:height="0.99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kt15" text:anchor-type="as-char" svg:y="-0.619cm" svg:width="1.831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draw:frame draw:style-name="fr1" draw:name="Objekt16" text:anchor-type="as-char" svg:y="-0.437cm" svg:width="2.745cm" svg:height="0.59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Magnetická vodivost</text:p>
      <text:p text:style-name="P3"><draw:frame draw:style-name="fr1" draw:name="Objekt17" text:anchor-type="as-char" svg:y="-0.556cm" svg:width="1.494cm" svg:height="0.99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1" draw:name="Objekt18" text:anchor-type="as-char" svg:y="-0.467cm" svg:width="1.201cm" svg:height="0.84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draw:frame draw:style-name="fr1" draw:name="Objekt19" text:anchor-type="as-char" svg:y="-0.377cm" svg:width="2.26cm" svg:height="0.48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Ampérův zákon</text:p>
      <text:p text:style-name="P3"><draw:frame draw:style-name="fr1" draw:name="Objekt20" text:anchor-type="as-char" svg:y="-0.377cm" svg:width="1.753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<draw:frame draw:style-name="fr1" draw:name="Objekt21" text:anchor-type="as-char" svg:y="-0.377cm" svg:width="2.462cm" svg:height="0.48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29:32.027047388</meta:creation-date>
    <dc:date>2021-11-05T22:04:49.191101639</dc:date>
    <meta:editing-duration>PT1S</meta:editing-duration>
    <meta:editing-cycles>1</meta:editing-cycles>
    <meta:document-statistic meta:table-count="0" meta:image-count="0" meta:object-count="21" meta:page-count="1" meta:paragraph-count="29" meta:word-count="28" meta:character-count="223" meta:non-whitespace-character-count="208"/>
    <meta:generator>LibreOffice/7.2.1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i mathvariant="italic">Fm</mi>
      <mo stretchy="false">=</mo>
      <mi>I</mi>
    </mrow>
    <annotation encoding="StarMath 5.0">	Fm=I</annotation>
  </semantics>
</math>
</file>

<file path=Object 10/content.xml><?xml version="1.0" encoding="utf-8"?>
<math xmlns="http://www.w3.org/1998/Math/MathML" display="block">
  <semantics>
    <mrow>
      <mi>μ</mi>
      <mo stretchy="false">=</mo>
      <mrow>
        <msub>
          <mi>μ</mi>
          <mn>0</mn>
        </msub>
        <mo stretchy="false">⋅</mo>
        <msub>
          <mi>μ</mi>
          <mi>p</mi>
        </msub>
      </mrow>
    </mrow>
    <annotation encoding="StarMath 5.0">%imu=%imu_{ 0 } cdot %imu_{ p }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i>μ</mi>
        </mrow>
        <mo fence="true" form="postfix" stretchy="false">]</mo>
      </mrow>
      <mo stretchy="false">=</mo>
      <mi mathvariant="italic">Henry</mi>
    </mrow>
    <annotation encoding="StarMath 5.0">[ %imu ]= Henry</annotation>
  </semantics>
</math>
</file>

<file path=Object 12/content.xml><?xml version="1.0" encoding="utf-8"?>
<math xmlns="http://www.w3.org/1998/Math/MathML" display="block">
  <semantics>
    <mrow>
      <mi>ϕ</mi>
      <mo stretchy="false">=</mo>
      <mrow>
        <mi>B</mi>
        <mo stretchy="false">⋅</mo>
        <mi>S</mi>
      </mrow>
    </mrow>
    <annotation encoding="StarMath 5.0">%iphi=B cdot S</annotation>
  </semantics>
</math>
</file>

<file path=Object 13/content.xml><?xml version="1.0" encoding="utf-8"?>
<math xmlns="http://www.w3.org/1998/Math/MathML" display="block">
  <semantics>
    <mrow>
      <mrow>
        <mo fence="true" form="prefix" stretchy="false">[</mo>
        <mrow>
          <mi>ϕ</mi>
        </mrow>
        <mo fence="true" form="postfix" stretchy="false">]</mo>
      </mrow>
      <mo stretchy="false">=</mo>
      <mi mathvariant="italic">Weber</mi>
    </mrow>
    <annotation encoding="StarMath 5.0">[ %iphi ]=Weber</annotation>
  </semantics>
</math>
</file>

<file path=Object 14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= U_{ m }  over {%iphi} </annotation>
  </semantics>
</math>
</file>

<file path=Object 15/content.xml><?xml version="1.0" encoding="utf-8"?>
<math xmlns="http://www.w3.org/1998/Math/MathML" display="block">
  <semantics>
    <mrow>
      <msub>
        <mi>R</mi>
        <mi>m</mi>
      </msub>
      <mo stretchy="false">=</mo>
      <mrow>
        <mfrac>
          <mn>1</mn>
          <mi>μ</mi>
        </mfrac>
        <mo stretchy="false">⋅</mo>
        <mfrac>
          <mi>l</mi>
          <mi>S</mi>
        </mfrac>
      </mrow>
    </mrow>
    <annotation encoding="StarMath 5.0">R_{ m } = {{1} over {%imu} } cdot {{l} over {S}}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sub>
            <mi>R</mi>
            <mi>m</mi>
          </msub>
        </mrow>
        <mo fence="true" form="postfix" stretchy="false">]</mo>
      </mrow>
      <mo stretchy="false">=</mo>
      <msup>
        <mi mathvariant="italic">Henry</mi>
        <mrow>
          <mo stretchy="false">−</mo>
          <mn>1</mn>
        </mrow>
      </msup>
    </mrow>
    <annotation encoding="StarMath 5.0">[ R_{m} ]=Henry^-1</annotation>
  </semantics>
</math>
</file>

<file path=Object 17/content.xml><?xml version="1.0" encoding="utf-8"?>
<math xmlns="http://www.w3.org/1998/Math/MathML" display="block">
  <semantics>
    <mrow>
      <mi>G</mi>
      <mo stretchy="false">=</mo>
      <mfrac>
        <mi>ϕ</mi>
        <msub>
          <mi>U</mi>
          <mi>m</mi>
        </msub>
      </mfrac>
    </mrow>
    <annotation encoding="StarMath 5.0">G={ %iphi }over U_{ m }
</annotation>
  </semantics>
</math>
</file>

<file path=Object 18/content.xml><?xml version="1.0" encoding="utf-8"?>
<math xmlns="http://www.w3.org/1998/Math/MathML" display="block">
  <semantics>
    <mrow>
      <mi>G</mi>
      <mo stretchy="false">=</mo>
      <mfrac>
        <mi>μ</mi>
        <mi>l</mi>
      </mfrac>
    </mrow>
    <annotation encoding="StarMath 5.0">G ={ %imu }over{ l }</annotation>
  </semantics>
</math>
</file>

<file path=Object 19/content.xml><?xml version="1.0" encoding="utf-8"?>
<math xmlns="http://www.w3.org/1998/Math/MathML" display="block">
  <semantics>
    <mrow>
      <mrow>
        <mo fence="true" form="prefix" stretchy="false">[</mo>
        <mrow>
          <mi>G</mi>
        </mrow>
        <mo fence="true" form="postfix" stretchy="false">]</mo>
      </mrow>
      <mo stretchy="false">=</mo>
      <mi mathvariant="italic">Henry</mi>
    </mrow>
    <annotation encoding="StarMath 5.0">[ G ]=Henry
</annotation>
  </semantics>
</math>
</file>

<file path=Object 2/content.xml><?xml version="1.0" encoding="utf-8"?>
<math xmlns="http://www.w3.org/1998/Math/MathML" display="block">
  <semantics>
    <mrow>
      <mi mathvariant="italic">Fm</mi>
      <mo stretchy="false">=</mo>
      <mrow>
        <mi>N</mi>
        <mo stretchy="false">×</mo>
        <mi>I</mi>
      </mrow>
    </mrow>
    <annotation encoding="StarMath 5.0">Fm=N times I 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{{B} cdot {{I}} cdot {l}}</annotation>
  </semantics>
</math>
</file>

<file path=Object 21/content.xml><?xml version="1.0" encoding="utf-8"?>
<math xmlns="http://www.w3.org/1998/Math/MathML" display="block">
  <semantics>
    <mrow>
      <mrow>
        <mo fence="true" form="prefix" stretchy="false">[</mo>
        <mrow>
          <mi>F</mi>
        </mrow>
        <mo fence="true" form="postfix" stretchy="false">]</mo>
      </mrow>
      <mo stretchy="false">=</mo>
      <mi mathvariant="italic">Newton</mi>
    </mrow>
    <annotation encoding="StarMath 5.0">[ F ] = Newton</annotation>
  </semantics>
</math>
</file>

<file path=Object 3/content.xml><?xml version="1.0" encoding="utf-8"?>
<math xmlns="http://www.w3.org/1998/Math/MathML" display="block">
  <semantics>
    <mrow>
      <mrow>
        <mo fence="true" form="prefix" stretchy="false">[</mo>
        <mrow>
          <mi mathvariant="italic">Fm</mi>
        </mrow>
        <mo fence="true" form="postfix" stretchy="false">]</mo>
      </mrow>
      <mo stretchy="false">=</mo>
      <mi mathvariant="italic">Amper</mi>
    </mrow>
    <annotation encoding="StarMath 5.0">[Fm]= Amper</annotation>
  </semantics>
</math>
</file>

<file path=Object 4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 {l} over {2 cdot %pi cdot a}  </annotation>
  </semantics>
</math>
</file>

<file path=Object 5/content.xml><?xml version="1.0" encoding="utf-8"?>
<math xmlns="http://www.w3.org/1998/Math/MathML" display="block">
  <semantics>
    <mrow>
      <mi>H</mi>
      <mo stretchy="false">=</mo>
      <mfrac>
        <mi mathvariant="italic">Fm</mi>
        <mi>l</mi>
      </mfrac>
    </mrow>
    <annotation encoding="StarMath 5.0">H= {Fm} over {l} </annotation>
  </semantics>
</math>
</file>

<file path=Object 6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frac>
        <mi>A</mi>
        <mi>m</mi>
      </mfrac>
    </mrow>
    <annotation encoding="StarMath 5.0">[ H ]= {A} over {m}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= %imu cdot H 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i>B</mi>
        </mrow>
        <mo fence="true" form="postfix" stretchy="false">]</mo>
      </mrow>
      <mo stretchy="false">=</mo>
      <mi mathvariant="italic">Tesla</mi>
    </mrow>
    <annotation encoding="StarMath 5.0">[ B ] = Tesla</annotation>
  </semantics>
</math>
</file>

<file path=Object 9/content.xml><?xml version="1.0" encoding="utf-8"?>
<math xmlns="http://www.w3.org/1998/Math/MathML" display="block">
  <semantics>
    <mrow>
      <msub>
        <mi>μ</mi>
        <mn>0</mn>
      </msub>
      <mo stretchy="false">=</mo>
      <mrow>
        <mn>4</mn>
        <mo stretchy="false">⋅</mo>
        <mi>π</mi>
        <mo stretchy="false">⋅</mo>
        <msup>
          <mn>10</mn>
          <mn>7</mn>
        </msup>
      </mrow>
    </mrow>
    <annotation encoding="StarMath 5.0">%imu_{0} = 4 cdot %ipi cdot 10^{ 7 }</annotation>
  </semantics>
</math>
</file>